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urdue Fort Wayne (8-6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akland (5-6)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38</text:p>
          </table:table-cell>
          <table:table-cell office:value-type="string">
            <text:p>.34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29</text:p>
          </table:table-cell>
          <table:table-cell office:value-type="string">
            <text:p>.44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267</text:p>
          </table:table-cell>
        </table:table-row>
        <table:table-row>
          <table:table-cell office:value-type="string">
            <text:p>Oakland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24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3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2</text:p>
          </table:table-cell>
          <table:table-cell office:value-type="string">
            <text:p>.344</text:p>
          </table:table-cell>
        </table:table-row>
      </table:table>
      <table:table table:name="Sheet 2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35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47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31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6</text:p>
          </table:table-cell>
          <table:table-cell office:value-type="string">
            <text:p>.19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4</text:p>
          </table:table-cell>
          <table:table-cell office:value-type="string">
            <text:p>10</text:p>
          </table:table-cell>
          <table:table-cell office:value-type="string">
            <text:p>97</text:p>
          </table:table-cell>
          <table:table-cell office:value-type="string">
            <text:p>.351</text:p>
          </table:table-cell>
          <table:table-cell office:value-type="string">
            <text:p>40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3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2.0</text:p>
          </table:table-cell>
        </table:table-row>
      </table:table>
      <table:table table:name="Sheet 3">
        <table:table-row>
          <table:table-cell office:value-type="string">
            <text:p>Oakland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Lauren Dolmage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Lindsay Wightma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egan Hobl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Jordan Lentz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083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Jamie Walling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.45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Sammy Condo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Aleksandra Malek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Darien Bandel 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 office:value-type="string">
            <text:p>37</text:p>
          </table:table-cell>
          <table:table-cell office:value-type="string">
            <text:p>.3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9.5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Darrin Ric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Krysteena Davis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3</text:p>
          </table:table-cell>
          <table:table-cell office:value-type="string">
            <text:p>14</text:p>
          </table:table-cell>
          <table:table-cell office:value-type="string">
            <text:p>99</text:p>
          </table:table-cell>
          <table:table-cell office:value-type="string">
            <text:p>.293</text:p>
          </table:table-cell>
          <table:table-cell office:value-type="string">
            <text:p>4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